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7ddd" officeooo:paragraph-rsid="000e7d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1:49:58.674139066</meta:creation-date>
    <meta:generator>LibreOffice/6.0.7.3$Linux_X86_64 LibreOffice_project/00m0$Build-3</meta:generator>
    <dc:date>2020-10-13T11:50:41.723524640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